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-1in" fo:margin-right="7.2638in">
        <style:tab-stops/>
      </style:paragraph-properties>
    </style:style>
    <style:style style:family="graphic" style:name="a0" style:parent-style-name="Graphics">
      <style:graphic-properties fo:border="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Picture 5761" text:anchor-type="paragraph" svg:x="0.06333in" svg:y="0in" svg:width="5.36333in" svg:height="3.553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3-08-29T18:29:00Z</meta:creation-date>
    <dc:date>2023-08-29T18:29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